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02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4819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7" table:default-cell-style-name="Excel_20_Built-in_20_Normal"/>
        <table:table-column table:style-name="co11" table:number-columns-repeated="1012" table:default-cell-style-name="Excel_20_Built-in_20_Normal"/>
        <table:table-row table:style-name="ro1">
          <table:table-cell table:style-name="ce1" office:value-type="string">
            <text:p>compFull_ENG</text:p>
          </table:table-cell>
          <table:table-cell office:value-type="string">
            <text:p>prime_compFull_ENG</text:p>
          </table:table-cell>
          <table:table-cell office:value-type="string">
            <text:p>prime_compRight_ENG</text:p>
          </table:table-cell>
          <table:table-cell office:value-type="string">
            <text:p>prime_exp_ENG</text:p>
          </table:table-cell>
          <table:table-cell office:value-type="string">
            <text:p>ans_ENG</text:p>
          </table:table-cell>
          <table:table-cell office:value-type="string">
            <text:p>compFull_POL</text:p>
          </table:table-cell>
          <table:table-cell office:value-type="string">
            <text:p>prime_compFull_POL</text:p>
          </table:table-cell>
          <table:table-cell office:value-type="string">
            <text:p>prime_compRight_POL</text:p>
          </table:table-cell>
          <table:table-cell office:value-type="string">
            <text:p>prime_exp_POL</text:p>
          </table:table-cell>
          <table:table-cell office:value-type="string">
            <text:p>ans_POL</text:p>
          </table:table-cell>
          <table:table-cell office:value-type="string">
            <text:p>comp_POL_prac</text:p>
          </table:table-cell>
          <table:table-cell office:value-type="string">
            <text:p>prime_exp_POL_prac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irport</text:p>
          </table:table-cell>
          <table:table-cell office:value-type="string">
            <text:p>plane</text:p>
          </table:table-cell>
          <table:table-cell office:value-type="string">
            <text:p>trade</text:p>
          </table:table-cell>
          <table:table-cell office:value-type="string">
            <text:p>plane</text:p>
          </table:table-cell>
          <table:table-cell office:value-type="string">
            <text:p>left</text:p>
          </table:table-cell>
          <table:table-cell office:value-type="string">
            <text:p>bawidamek</text:p>
          </table:table-cell>
          <table:table-cell office:value-type="string">
            <text:p>podryw</text:p>
          </table:table-cell>
          <table:table-cell office:value-type="string">
            <text:p>suknia</text:p>
          </table:table-cell>
          <table:table-cell office:value-type="string">
            <text:p>podryw</text:p>
          </table:table-cell>
          <table:table-cell office:value-type="string">
            <text:p>left</text:p>
          </table:table-cell>
          <table:table-cell office:value-type="string">
            <text:p>warta</text:p>
          </table:table-cell>
          <table:table-cell office:value-type="string">
            <text:p>mure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babysitter</text:p>
          </table:table-cell>
          <table:table-cell office:value-type="string">
            <text:p>parent</text:p>
          </table:table-cell>
          <table:table-cell office:value-type="string">
            <text:p>chair</text:p>
          </table:table-cell>
          <table:table-cell office:value-type="string">
            <text:p>parent</text:p>
          </table:table-cell>
          <table:table-cell office:value-type="string">
            <text:p>left</text:p>
          </table:table-cell>
          <table:table-cell office:value-type="string">
            <text:p>chwalipięta</text:p>
          </table:table-cell>
          <table:table-cell office:value-type="string">
            <text:p>duma</text:p>
          </table:table-cell>
          <table:table-cell office:value-type="string">
            <text:p>palec</text:p>
          </table:table-cell>
          <table:table-cell office:value-type="string">
            <text:p>duma</text:p>
          </table:table-cell>
          <table:table-cell office:value-type="string">
            <text:p>left</text:p>
          </table:table-cell>
          <table:table-cell office:value-type="string">
            <text:p>noga</text:p>
          </table:table-cell>
          <table:table-cell office:value-type="string">
            <text:p>stop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countryside</text:p>
          </table:table-cell>
          <table:table-cell office:value-type="string">
            <text:p>city</text:p>
          </table:table-cell>
          <table:table-cell table:number-columns-repeated="2" office:value-type="string">
            <text:p>top</text:p>
          </table:table-cell>
          <table:table-cell office:value-type="string">
            <text:p>left</text:p>
          </table:table-cell>
          <table:table-cell office:value-type="string">
            <text:p>hulajdusza</text:p>
          </table:table-cell>
          <table:table-cell office:value-type="string">
            <text:p>radość</text:p>
          </table:table-cell>
          <table:table-cell office:value-type="string">
            <text:p>czyściec</text:p>
          </table:table-cell>
          <table:table-cell office:value-type="string">
            <text:p>radość</text:p>
          </table:table-cell>
          <table:table-cell office:value-type="string">
            <text:p>left</text:p>
          </table:table-cell>
          <table:table-cell office:value-type="string">
            <text:p>auto</text:p>
          </table:table-cell>
          <table:table-cell office:value-type="string">
            <text:p>mark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daredevil</text:p>
          </table:table-cell>
          <table:table-cell office:value-type="string">
            <text:p>risk</text:p>
          </table:table-cell>
          <table:table-cell table:number-columns-repeated="2" office:value-type="string">
            <text:p>hell</text:p>
          </table:table-cell>
          <table:table-cell office:value-type="string">
            <text:p>left</text:p>
          </table:table-cell>
          <table:table-cell office:value-type="string">
            <text:p>jęczydusza</text:p>
          </table:table-cell>
          <table:table-cell office:value-type="string">
            <text:p>nuda</text:p>
          </table:table-cell>
          <table:table-cell office:value-type="string">
            <text:p>piekło</text:p>
          </table:table-cell>
          <table:table-cell office:value-type="string">
            <text:p>nuda</text:p>
          </table:table-cell>
          <table:table-cell office:value-type="string">
            <text:p>left</text:p>
          </table:table-cell>
          <table:table-cell office:value-type="string">
            <text:p>igła</text:p>
          </table:table-cell>
          <table:table-cell office:value-type="string">
            <text:p>nitk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database</text:p>
          </table:table-cell>
          <table:table-cell office:value-type="string">
            <text:p>computer</text:p>
          </table:table-cell>
          <table:table-cell table:number-columns-repeated="2" office:value-type="string">
            <text:p>army</text:p>
          </table:table-cell>
          <table:table-cell office:value-type="string">
            <text:p>left</text:p>
          </table:table-cell>
          <table:table-cell office:value-type="string">
            <text:p>liczykrupa</text:p>
          </table:table-cell>
          <table:table-cell office:value-type="string">
            <text:p>banknot</text:p>
          </table:table-cell>
          <table:table-cell office:value-type="string">
            <text:p>kasza</text:p>
          </table:table-cell>
          <table:table-cell office:value-type="string">
            <text:p>kasza</text:p>
          </table:table-cell>
          <table:table-cell office:value-type="string">
            <text:p>left</text:p>
          </table:table-cell>
          <table:table-cell office:value-type="string">
            <text:p>talerz</text:p>
          </table:table-cell>
          <table:table-cell office:value-type="string">
            <text:p>obru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aptop</text:p>
          </table:table-cell>
          <table:table-cell office:value-type="string">
            <text:p>computer</text:p>
          </table:table-cell>
          <table:table-cell table:number-columns-repeated="2"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mąciwoda</text:p>
          </table:table-cell>
          <table:table-cell office:value-type="string">
            <text:p>zamęt</text:p>
          </table:table-cell>
          <table:table-cell office:value-type="string">
            <text:p>rekin</text:p>
          </table:table-cell>
          <table:table-cell office:value-type="string">
            <text:p>zamęt</text:p>
          </table:table-cell>
          <table:table-cell office:value-type="string">
            <text:p>left</text:p>
          </table:table-cell>
          <table:table-cell office:value-type="string">
            <text:p>stołek</text:p>
          </table:table-cell>
          <table:table-cell office:value-type="string">
            <text:p>pubro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nightmare</text:p>
          </table:table-cell>
          <table:table-cell office:value-type="string">
            <text:p>dream</text:p>
          </table:table-cell>
          <table:table-cell table:number-columns-repeated="2" office:value-type="string">
            <text:p>cow</text:p>
          </table:table-cell>
          <table:table-cell office:value-type="string">
            <text:p>left</text:p>
          </table:table-cell>
          <table:table-cell office:value-type="string">
            <text:p>męczydusza</text:p>
          </table:table-cell>
          <table:table-cell office:value-type="string">
            <text:p>trudność</text:p>
          </table:table-cell>
          <table:table-cell office:value-type="string">
            <text:p>piekło</text:p>
          </table:table-cell>
          <table:table-cell office:value-type="string">
            <text:p>piekło</text:p>
          </table:table-cell>
          <table:table-cell office:value-type="string">
            <text:p>left</text:p>
          </table:table-cell>
          <table:table-cell office:value-type="string">
            <text:p>konik</text:p>
          </table:table-cell>
          <table:table-cell office:value-type="string">
            <text:p>remu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aperback</text:p>
          </table:table-cell>
          <table:table-cell office:value-type="string">
            <text:p>book</text:p>
          </table:table-cell>
          <table:table-cell office:value-type="string">
            <text:p>neck</text:p>
          </table:table-cell>
          <table:table-cell office:value-type="string">
            <text:p>book</text:p>
          </table:table-cell>
          <table:table-cell office:value-type="string">
            <text:p>left</text:p>
          </table:table-cell>
          <table:table-cell office:value-type="string">
            <text:p>męczywół</text:p>
          </table:table-cell>
          <table:table-cell office:value-type="string">
            <text:p>trudność</text:p>
          </table:table-cell>
          <table:table-cell office:value-type="string">
            <text:p>krowa</text:p>
          </table:table-cell>
          <table:table-cell office:value-type="string">
            <text:p>trudność</text:p>
          </table:table-cell>
          <table:table-cell office:value-type="string">
            <text:p>left</text:p>
          </table:table-cell>
          <table:table-cell office:value-type="string">
            <text:p>szachy</text:p>
          </table:table-cell>
          <table:table-cell office:value-type="string">
            <text:p>pona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hotograph</text:p>
          </table:table-cell>
          <table:table-cell office:value-type="string">
            <text:p>painting</text:p>
          </table:table-cell>
          <table:table-cell office:value-type="string">
            <text:p>chart</text:p>
          </table:table-cell>
          <table:table-cell office:value-type="string">
            <text:p>painting</text:p>
          </table:table-cell>
          <table:table-cell office:value-type="string">
            <text:p>left</text:p>
          </table:table-cell>
          <table:table-cell office:value-type="string">
            <text:p>obieżyświat</text:p>
          </table:table-cell>
          <table:table-cell office:value-type="string">
            <text:p>podróż</text:p>
          </table:table-cell>
          <table:table-cell office:value-type="string">
            <text:p>Ziemia</text:p>
          </table:table-cell>
          <table:table-cell office:value-type="string">
            <text:p>podróż</text:p>
          </table:table-cell>
          <table:table-cell office:value-type="string">
            <text:p>left</text:p>
          </table:table-cell>
          <table:table-cell office:value-type="string">
            <text:p>hamak</text:p>
          </table:table-cell>
          <table:table-cell office:value-type="string">
            <text:p>buma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rainbow</text:p>
          </table:table-cell>
          <table:table-cell office:value-type="string">
            <text:p>color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  <table:table-cell office:value-type="string">
            <text:p>odrzyskóra</text:p>
          </table:table-cell>
          <table:table-cell office:value-type="string">
            <text:p>oszust</text:p>
          </table:table-cell>
          <table:table-cell office:value-type="string">
            <text:p>ciało</text:p>
          </table:table-cell>
          <table:table-cell office:value-type="string">
            <text:p>ciało</text:p>
          </table:table-cell>
          <table:table-cell office:value-type="string">
            <text:p>left</text:p>
          </table:table-cell>
          <table:table-cell office:value-type="string">
            <text:p>karka</text:p>
          </table:table-cell>
          <table:table-cell office:value-type="string">
            <text:p>jate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riverbank</text:p>
          </table:table-cell>
          <table:table-cell office:value-type="string">
            <text:p>sand</text:p>
          </table:table-cell>
          <table:table-cell table:number-columns-repeated="2" office:value-type="string">
            <text:p>money</text:p>
          </table:table-cell>
          <table:table-cell office:value-type="string">
            <text:p>left</text:p>
          </table:table-cell>
          <table:table-cell office:value-type="string">
            <text:p>paliwoda</text:p>
          </table:table-cell>
          <table:table-cell office:value-type="string">
            <text:p>kłamstwo</text:p>
          </table:table-cell>
          <table:table-cell office:value-type="string">
            <text:p>kropla</text:p>
          </table:table-cell>
          <table:table-cell office:value-type="string">
            <text:p>kropl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crewdriver</text:p>
          </table:table-cell>
          <table:table-cell office:value-type="string">
            <text:p>hammer</text:p>
          </table:table-cell>
          <table:table-cell office:value-type="string">
            <text:p>car</text:p>
          </table:table-cell>
          <table:table-cell office:value-type="string">
            <text:p>hammer</text:p>
          </table:table-cell>
          <table:table-cell office:value-type="string">
            <text:p>left</text:p>
          </table:table-cell>
          <table:table-cell office:value-type="string">
            <text:p>pasibrzuch</text:p>
          </table:table-cell>
          <table:table-cell office:value-type="string">
            <text:p>grubas</text:p>
          </table:table-cell>
          <table:table-cell office:value-type="string">
            <text:p>plecy</text:p>
          </table:table-cell>
          <table:table-cell office:value-type="string">
            <text:p>grubas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easide</text:p>
          </table:table-cell>
          <table:table-cell office:value-type="string">
            <text:p>vacation</text:p>
          </table:table-cell>
          <table:table-cell office:value-type="string">
            <text:p>top</text:p>
          </table:table-cell>
          <table:table-cell office:value-type="string">
            <text:p>vacation</text:p>
          </table:table-cell>
          <table:table-cell office:value-type="string">
            <text:p>left</text:p>
          </table:table-cell>
          <table:table-cell office:value-type="string">
            <text:p>pędziwiatr</text:p>
          </table:table-cell>
          <table:table-cell office:value-type="string">
            <text:p>szybkość</text:p>
          </table:table-cell>
          <table:table-cell office:value-type="string">
            <text:p>burza</text:p>
          </table:table-cell>
          <table:table-cell office:value-type="string">
            <text:p>burz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napshot</text:p>
          </table:table-cell>
          <table:table-cell office:value-type="string">
            <text:p>photo</text:p>
          </table:table-cell>
          <table:table-cell table:number-columns-repeated="2" office:value-type="string">
            <text:p>gun</text:p>
          </table:table-cell>
          <table:table-cell office:value-type="string">
            <text:p>left</text:p>
          </table:table-cell>
          <table:table-cell office:value-type="string">
            <text:p>skąpiradło</text:p>
          </table:table-cell>
          <table:table-cell office:value-type="string">
            <text:p>pieniądz</text:p>
          </table:table-cell>
          <table:table-cell office:value-type="string">
            <text:p>pole</text:p>
          </table:table-cell>
          <table:table-cell office:value-type="string">
            <text:p>pieniądz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oundtrack</text:p>
          </table:table-cell>
          <table:table-cell office:value-type="string">
            <text:p>music</text:p>
          </table:table-cell>
          <table:table-cell table:number-columns-repeated="2" office:value-type="string">
            <text:p>race</text:p>
          </table:table-cell>
          <table:table-cell office:value-type="string">
            <text:p>left</text:p>
          </table:table-cell>
          <table:table-cell office:value-type="string">
            <text:p>szarpidrut</text:p>
          </table:table-cell>
          <table:table-cell office:value-type="string">
            <text:p>muzyk</text:p>
          </table:table-cell>
          <table:table-cell office:value-type="string">
            <text:p>nici</text:p>
          </table:table-cell>
          <table:table-cell office:value-type="string">
            <text:p>nici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taircase</text:p>
          </table:table-cell>
          <table:table-cell office:value-type="string">
            <text:p>hallway</text:p>
          </table:table-cell>
          <table:table-cell table:number-columns-repeated="2" office:value-type="string">
            <text:p>box</text:p>
          </table:table-cell>
          <table:table-cell office:value-type="string">
            <text:p>left</text:p>
          </table:table-cell>
          <table:table-cell office:value-type="string">
            <text:p>trzęsiportek</text:p>
          </table:table-cell>
          <table:table-cell office:value-type="string">
            <text:p>trwoga</text:p>
          </table:table-cell>
          <table:table-cell office:value-type="string">
            <text:p>spodnie</text:p>
          </table:table-cell>
          <table:table-cell office:value-type="string">
            <text:p>spodnie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imetable</text:p>
          </table:table-cell>
          <table:table-cell office:value-type="string">
            <text:p>train</text:p>
          </table:table-cell>
          <table:table-cell table:number-columns-repeated="2" office:value-type="string">
            <text:p>chair</text:p>
          </table:table-cell>
          <table:table-cell office:value-type="string">
            <text:p>left</text:p>
          </table:table-cell>
          <table:table-cell office:value-type="string">
            <text:p>waligóra</text:p>
          </table:table-cell>
          <table:table-cell office:value-type="string">
            <text:p>siłacz</text:p>
          </table:table-cell>
          <table:table-cell office:value-type="string">
            <text:p>wzgórze</text:p>
          </table:table-cell>
          <table:table-cell office:value-type="string">
            <text:p>wzgórze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viewpoint</text:p>
          </table:table-cell>
          <table:table-cell office:value-type="string">
            <text:p>idea</text:p>
          </table:table-cell>
          <table:table-cell table:number-columns-repeated="2" office:value-type="string">
            <text:p>line</text:p>
          </table:table-cell>
          <table:table-cell office:value-type="string">
            <text:p>left</text:p>
          </table:table-cell>
          <table:table-cell office:value-type="string">
            <text:p>wiercipięta</text:p>
          </table:table-cell>
          <table:table-cell office:value-type="string">
            <text:p>niepokój</text:p>
          </table:table-cell>
          <table:table-cell office:value-type="string">
            <text:p>palec</text:p>
          </table:table-cell>
          <table:table-cell office:value-type="string">
            <text:p>niepokój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aterproof</text:p>
          </table:table-cell>
          <table:table-cell office:value-type="string">
            <text:p>jacket</text:p>
          </table:table-cell>
          <table:table-cell office:value-type="string">
            <text:p>truth</text:p>
          </table:table-cell>
          <table:table-cell office:value-type="string">
            <text:p>jacket</text:p>
          </table:table-cell>
          <table:table-cell office:value-type="string">
            <text:p>left</text:p>
          </table:table-cell>
          <table:table-cell office:value-type="string">
            <text:p>włóczykij</text:p>
          </table:table-cell>
          <table:table-cell office:value-type="string">
            <text:p>tułacz</text:p>
          </table:table-cell>
          <table:table-cell office:value-type="string">
            <text:p>laska</text:p>
          </table:table-cell>
          <table:table-cell office:value-type="string">
            <text:p>tułacz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oodwork</text:p>
          </table:table-cell>
          <table:table-cell office:value-type="string">
            <text:p>hammer</text:p>
          </table:table-cell>
          <table:table-cell table:number-columns-repeated="2" office:value-type="string">
            <text:p>job</text:p>
          </table:table-cell>
          <table:table-cell office:value-type="string">
            <text:p>left</text:p>
          </table:table-cell>
          <table:table-cell office:value-type="string">
            <text:p>wyrwidąb</text:p>
          </table:table-cell>
          <table:table-cell office:value-type="string">
            <text:p>siłacz</text:p>
          </table:table-cell>
          <table:table-cell office:value-type="string">
            <text:p>korzeń</text:p>
          </table:table-cell>
          <table:table-cell office:value-type="string">
            <text:p>korzeń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oberation</text:p>
          </table:table-cell>
          <table:table-cell table:number-columns-repeated="2"/>
          <table:table-cell office:value-type="string">
            <text:p>doctor</text:p>
          </table:table-cell>
          <table:table-cell office:value-type="string">
            <text:p>right</text:p>
          </table:table-cell>
          <table:table-cell office:value-type="string">
            <text:p>wajwa</text:p>
          </table:table-cell>
          <table:table-cell table:number-columns-repeated="2"/>
          <table:table-cell office:value-type="string">
            <text:p>kacz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inspeltion</text:p>
          </table:table-cell>
          <table:table-cell table:number-columns-repeated="2"/>
          <table:table-cell office:value-type="string">
            <text:p>check</text:p>
          </table:table-cell>
          <table:table-cell office:value-type="string">
            <text:p>right</text:p>
          </table:table-cell>
          <table:table-cell office:value-type="string">
            <text:p>knezik</text:p>
          </table:table-cell>
          <table:table-cell table:number-columns-repeated="2"/>
          <table:table-cell office:value-type="string">
            <text:p>bambus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helicomter</text:p>
          </table:table-cell>
          <table:table-cell table:number-columns-repeated="2"/>
          <table:table-cell office:value-type="string">
            <text:p>plane</text:p>
          </table:table-cell>
          <table:table-cell office:value-type="string">
            <text:p>right</text:p>
          </table:table-cell>
          <table:table-cell office:value-type="string">
            <text:p>czaba</text:p>
          </table:table-cell>
          <table:table-cell table:number-columns-repeated="2"/>
          <table:table-cell office:value-type="string">
            <text:p>bel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jepdyfish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tychwa</text:p>
          </table:table-cell>
          <table:table-cell table:number-columns-repeated="2"/>
          <table:table-cell office:value-type="string">
            <text:p>łyż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factomy</text:p>
          </table:table-cell>
          <table:table-cell table:number-columns-repeated="2"/>
          <table:table-cell office:value-type="string">
            <text:p>shop</text:p>
          </table:table-cell>
          <table:table-cell office:value-type="string">
            <text:p>right</text:p>
          </table:table-cell>
          <table:table-cell office:value-type="string">
            <text:p>lobakt</text:p>
          </table:table-cell>
          <table:table-cell table:number-columns-repeated="2"/>
          <table:table-cell office:value-type="string">
            <text:p>mis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oplosite</text:p>
          </table:table-cell>
          <table:table-cell table:number-columns-repeated="2"/>
          <table:table-cell office:value-type="string">
            <text:p>bomb</text:p>
          </table:table-cell>
          <table:table-cell office:value-type="string">
            <text:p>right</text:p>
          </table:table-cell>
          <table:table-cell office:value-type="string">
            <text:p>makras</text:p>
          </table:table-cell>
          <table:table-cell table:number-columns-repeated="2"/>
          <table:table-cell office:value-type="string">
            <text:p>piase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tocumant</text:p>
          </table:table-cell>
          <table:table-cell table:number-columns-repeated="2"/>
          <table:table-cell office:value-type="string">
            <text:p>paper</text:p>
          </table:table-cell>
          <table:table-cell office:value-type="string">
            <text:p>right</text:p>
          </table:table-cell>
          <table:table-cell office:value-type="string">
            <text:p>belik</text:p>
          </table:table-cell>
          <table:table-cell table:number-columns-repeated="2"/>
          <table:table-cell office:value-type="string">
            <text:p>baj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antronaut</text:p>
          </table:table-cell>
          <table:table-cell table:number-columns-repeated="2"/>
          <table:table-cell office:value-type="string">
            <text:p>pen</text:p>
          </table:table-cell>
          <table:table-cell office:value-type="string">
            <text:p>right</text:p>
          </table:table-cell>
          <table:table-cell office:value-type="string">
            <text:p>szabrys</text:p>
          </table:table-cell>
          <table:table-cell table:number-columns-repeated="2"/>
          <table:table-cell office:value-type="string">
            <text:p>szaf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darection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memok</text:p>
          </table:table-cell>
          <table:table-cell table:number-columns-repeated="2"/>
          <table:table-cell office:value-type="string">
            <text:p>nocni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inpasion</text:p>
          </table:table-cell>
          <table:table-cell table:number-columns-repeated="2"/>
          <table:table-cell office:value-type="string">
            <text:p>question</text:p>
          </table:table-cell>
          <table:table-cell office:value-type="string">
            <text:p>right</text:p>
          </table:table-cell>
          <table:table-cell office:value-type="string">
            <text:p>orbik</text:p>
          </table:table-cell>
          <table:table-cell table:number-columns-repeated="2"/>
          <table:table-cell office:value-type="string">
            <text:p>dome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chindren</text:p>
          </table:table-cell>
          <table:table-cell table:number-columns-repeated="2"/>
          <table:table-cell office:value-type="string">
            <text:p>mother</text:p>
          </table:table-cell>
          <table:table-cell office:value-type="string">
            <text:p>right</text:p>
          </table:table-cell>
          <table:table-cell office:value-type="string">
            <text:p>dukalt</text:p>
          </table:table-cell>
          <table:table-cell table:number-columns-repeated="2"/>
          <table:table-cell office:value-type="string">
            <text:p>balkon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edectric</text:p>
          </table:table-cell>
          <table:table-cell table:number-columns-repeated="2"/>
          <table:table-cell office:value-type="string">
            <text:p>light</text:p>
          </table:table-cell>
          <table:table-cell office:value-type="string">
            <text:p>right</text:p>
          </table:table-cell>
          <table:table-cell office:value-type="string">
            <text:p>presak</text:p>
          </table:table-cell>
          <table:table-cell table:number-columns-repeated="2"/>
          <table:table-cell office:value-type="string">
            <text:p>nud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monitod</text:p>
          </table:table-cell>
          <table:table-cell table:number-columns-repeated="2"/>
          <table:table-cell office:value-type="string">
            <text:p>computer</text:p>
          </table:table-cell>
          <table:table-cell office:value-type="string">
            <text:p>right</text:p>
          </table:table-cell>
          <table:table-cell office:value-type="string">
            <text:p>bekor</text:p>
          </table:table-cell>
          <table:table-cell table:number-columns-repeated="2"/>
          <table:table-cell office:value-type="string">
            <text:p>stoja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firection</text:p>
          </table:table-cell>
          <table:table-cell table:number-columns-repeated="2"/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kapik</text:p>
          </table:table-cell>
          <table:table-cell table:number-columns-repeated="2"/>
          <table:table-cell office:value-type="string">
            <text:p>bar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combition</text:p>
          </table:table-cell>
          <table:table-cell table:number-columns-repeated="2"/>
          <table:table-cell office:value-type="string">
            <text:p>air</text:p>
          </table:table-cell>
          <table:table-cell office:value-type="string">
            <text:p>right</text:p>
          </table:table-cell>
          <table:table-cell office:value-type="string">
            <text:p>bukas</text:p>
          </table:table-cell>
          <table:table-cell table:number-columns-repeated="2"/>
          <table:table-cell office:value-type="string">
            <text:p>ciot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pressurt</text:p>
          </table:table-cell>
          <table:table-cell table:number-columns-repeated="2"/>
          <table:table-cell office:value-type="string">
            <text:p>pipe</text:p>
          </table:table-cell>
          <table:table-cell office:value-type="string">
            <text:p>right</text:p>
          </table:table-cell>
          <table:table-cell office:value-type="string">
            <text:p>klektet</text:p>
          </table:table-cell>
          <table:table-cell table:number-columns-repeated="2"/>
          <table:table-cell office:value-type="string">
            <text:p>szali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abvance</text:p>
          </table:table-cell>
          <table:table-cell table:number-columns-repeated="2"/>
          <table:table-cell office:value-type="string">
            <text:p>ahead</text:p>
          </table:table-cell>
          <table:table-cell office:value-type="string">
            <text:p>right</text:p>
          </table:table-cell>
          <table:table-cell office:value-type="string">
            <text:p>żubar</text:p>
          </table:table-cell>
          <table:table-cell table:number-columns-repeated="2"/>
          <table:table-cell office:value-type="string">
            <text:p>rogal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ragister</text:p>
          </table:table-cell>
          <table:table-cell table:number-columns-repeated="2"/>
          <table:table-cell office:value-type="string">
            <text:p>money</text:p>
          </table:table-cell>
          <table:table-cell office:value-type="string">
            <text:p>right</text:p>
          </table:table-cell>
          <table:table-cell office:value-type="string">
            <text:p>agot</text:p>
          </table:table-cell>
          <table:table-cell table:number-columns-repeated="2"/>
          <table:table-cell office:value-type="string">
            <text:p>słoi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financt</text:p>
          </table:table-cell>
          <table:table-cell table:number-columns-repeated="2"/>
          <table:table-cell office:value-type="string">
            <text:p>bank</text:p>
          </table:table-cell>
          <table:table-cell office:value-type="string">
            <text:p>right</text:p>
          </table:table-cell>
          <table:table-cell office:value-type="string">
            <text:p>germer</text:p>
          </table:table-cell>
          <table:table-cell table:number-columns-repeated="2"/>
          <table:table-cell office:value-type="string">
            <text:p>stani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redigion</text:p>
          </table:table-cell>
          <table:table-cell table:number-columns-repeated="2"/>
          <table:table-cell office:value-type="string">
            <text:p>church</text:p>
          </table:table-cell>
          <table:table-cell office:value-type="string">
            <text:p>right</text:p>
          </table:table-cell>
          <table:table-cell office:value-type="string">
            <text:p>żarka</text:p>
          </table:table-cell>
          <table:table-cell table:number-columns-repeated="2"/>
          <table:table-cell office:value-type="string">
            <text:p>torb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anspire</text:p>
          </table:table-cell>
          <table:table-cell table:number-columns-repeated="2"/>
          <table:table-cell office:value-type="string">
            <text:p>king</text:p>
          </table:table-cell>
          <table:table-cell office:value-type="string">
            <text:p>right</text:p>
          </table:table-cell>
          <table:table-cell office:value-type="string">
            <text:p>pektas</text:p>
          </table:table-cell>
          <table:table-cell table:number-columns-repeated="2"/>
          <table:table-cell office:value-type="string">
            <text:p>czasz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blavour</text:p>
          </table:table-cell>
          <table:table-cell table:number-columns-repeated="2"/>
          <table:table-cell office:value-type="string">
            <text:p>salt</text:p>
          </table:table-cell>
          <table:table-cell office:value-type="string">
            <text:p>right</text:p>
          </table:table-cell>
          <table:table-cell office:value-type="string">
            <text:p>ukalt</text:p>
          </table:table-cell>
          <table:table-cell table:number-columns-repeated="2"/>
          <table:table-cell office:value-type="string">
            <text:p>nut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fadness</text:p>
          </table:table-cell>
          <table:table-cell table:number-columns-repeated="2"/>
          <table:table-cell office:value-type="string">
            <text:p>happy</text:p>
          </table:table-cell>
          <table:table-cell office:value-type="string">
            <text:p>right</text:p>
          </table:table-cell>
          <table:table-cell office:value-type="string">
            <text:p>żarmo</text:p>
          </table:table-cell>
          <table:table-cell table:number-columns-repeated="2"/>
          <table:table-cell office:value-type="string">
            <text:p>fartuch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plastey</text:p>
          </table:table-cell>
          <table:table-cell table:number-columns-repeated="2"/>
          <table:table-cell office:value-type="string">
            <text:p>green</text:p>
          </table:table-cell>
          <table:table-cell office:value-type="string">
            <text:p>right</text:p>
          </table:table-cell>
          <table:table-cell office:value-type="string">
            <text:p>basat</text:p>
          </table:table-cell>
          <table:table-cell table:number-columns-repeated="2"/>
          <table:table-cell office:value-type="string">
            <text:p>szaf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plitcher</text:p>
          </table:table-cell>
          <table:table-cell table:number-columns-repeated="2"/>
          <table:table-cell office:value-type="string">
            <text:p>milk</text:p>
          </table:table-cell>
          <table:table-cell office:value-type="string">
            <text:p>right</text:p>
          </table:table-cell>
          <table:table-cell office:value-type="string">
            <text:p>ginka</text:p>
          </table:table-cell>
          <table:table-cell table:number-columns-repeated="2"/>
          <table:table-cell office:value-type="string">
            <text:p>becz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prottle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lektas</text:p>
          </table:table-cell>
          <table:table-cell table:number-columns-repeated="2"/>
          <table:table-cell office:value-type="string">
            <text:p>ulg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swoater</text:p>
          </table:table-cell>
          <table:table-cell table:number-columns-repeated="2"/>
          <table:table-cell office:value-type="string">
            <text:p>shirt</text:p>
          </table:table-cell>
          <table:table-cell office:value-type="string">
            <text:p>right</text:p>
          </table:table-cell>
          <table:table-cell office:value-type="string">
            <text:p>sinek</text:p>
          </table:table-cell>
          <table:table-cell table:number-columns-repeated="2"/>
          <table:table-cell office:value-type="string">
            <text:p>aspekt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motebook</text:p>
          </table:table-cell>
          <table:table-cell table:number-columns-repeated="2"/>
          <table:table-cell office:value-type="string">
            <text:p>paper</text:p>
          </table:table-cell>
          <table:table-cell office:value-type="string">
            <text:p>right</text:p>
          </table:table-cell>
          <table:table-cell office:value-type="string">
            <text:p>radmo</text:p>
          </table:table-cell>
          <table:table-cell table:number-columns-repeated="2"/>
          <table:table-cell office:value-type="string">
            <text:p>murek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tandle</text:p>
          </table:table-cell>
          <table:table-cell table:number-columns-repeated="2"/>
          <table:table-cell office:value-type="string">
            <text:p>fire</text:p>
          </table:table-cell>
          <table:table-cell office:value-type="string">
            <text:p>right</text:p>
          </table:table-cell>
          <table:table-cell office:value-type="string">
            <text:p>ateks</text:p>
          </table:table-cell>
          <table:table-cell table:number-columns-repeated="2"/>
          <table:table-cell office:value-type="string">
            <text:p>łyżk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meather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right</text:p>
          </table:table-cell>
          <table:table-cell office:value-type="string">
            <text:p>birka</text:p>
          </table:table-cell>
          <table:table-cell table:number-columns-repeated="2"/>
          <table:table-cell office:value-type="string">
            <text:p>dżungla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>
          <table:table-cell office:value-type="string">
            <text:p>flunder</text:p>
          </table:table-cell>
          <table:table-cell table:number-columns-repeated="2"/>
          <table:table-cell office:value-type="string">
            <text:p>rain</text:p>
          </table:table-cell>
          <table:table-cell office:value-type="string">
            <text:p>right</text:p>
          </table:table-cell>
          <table:table-cell office:value-type="string">
            <text:p>salmo</text:p>
          </table:table-cell>
          <table:table-cell table:number-columns-repeated="2"/>
          <table:table-cell office:value-type="string">
            <text:p>żeton</text:p>
          </table:table-cell>
          <table:table-cell office:value-type="string">
            <text:p>right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2" table:number-columns-repeated="5" table:default-cell-style-name="Excel_20_Built-in_20_Normal"/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>
            <text:p>compFull_ENG</text:p>
          </table:table-cell>
          <table:table-cell office:value-type="string">
            <text:p>prime_compFull_ENG</text:p>
          </table:table-cell>
          <table:table-cell office:value-type="string">
            <text:p>prime_compRight_ENG</text:p>
          </table:table-cell>
          <table:table-cell office:value-type="string">
            <text:p>prime_exp_ENG</text:p>
          </table:table-cell>
          <table:table-cell office:value-type="string">
            <text:p>ans_ENG</text:p>
          </table:table-cell>
        </table:table-row>
        <table:table-row table:style-name="ro2">
          <table:table-cell office:value-type="string">
            <text:p>airport</text:p>
          </table:table-cell>
          <table:table-cell office:value-type="string">
            <text:p>plane</text:p>
          </table:table-cell>
          <table:table-cell office:value-type="string">
            <text:p>trade</text:p>
          </table:table-cell>
          <table:table-cell office:value-type="string">
            <text:p>plane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babysitter</text:p>
          </table:table-cell>
          <table:table-cell office:value-type="string">
            <text:p>parent</text:p>
          </table:table-cell>
          <table:table-cell office:value-type="string">
            <text:p>chair</text:p>
          </table:table-cell>
          <table:table-cell office:value-type="string">
            <text:p>parent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countryside</text:p>
          </table:table-cell>
          <table:table-cell office:value-type="string">
            <text:p>city</text:p>
          </table:table-cell>
          <table:table-cell table:number-columns-repeated="2" office:value-type="string">
            <text:p>top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daredevil</text:p>
          </table:table-cell>
          <table:table-cell office:value-type="string">
            <text:p>risk</text:p>
          </table:table-cell>
          <table:table-cell table:number-columns-repeated="2" office:value-type="string">
            <text:p>hell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database</text:p>
          </table:table-cell>
          <table:table-cell office:value-type="string">
            <text:p>computer</text:p>
          </table:table-cell>
          <table:table-cell table:number-columns-repeated="2" office:value-type="string">
            <text:p>army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laptop</text:p>
          </table:table-cell>
          <table:table-cell office:value-type="string">
            <text:p>computer</text:p>
          </table:table-cell>
          <table:table-cell table:number-columns-repeated="2" office:value-type="string">
            <text:p>bottom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nightmare</text:p>
          </table:table-cell>
          <table:table-cell office:value-type="string">
            <text:p>dream</text:p>
          </table:table-cell>
          <table:table-cell table:number-columns-repeated="2" office:value-type="string">
            <text:p>cow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paperback</text:p>
          </table:table-cell>
          <table:table-cell office:value-type="string">
            <text:p>book</text:p>
          </table:table-cell>
          <table:table-cell office:value-type="string">
            <text:p>neck</text:p>
          </table:table-cell>
          <table:table-cell office:value-type="string">
            <text:p>book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photograph</text:p>
          </table:table-cell>
          <table:table-cell office:value-type="string">
            <text:p>painting</text:p>
          </table:table-cell>
          <table:table-cell office:value-type="string">
            <text:p>chart</text:p>
          </table:table-cell>
          <table:table-cell office:value-type="string">
            <text:p>painting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rainbow</text:p>
          </table:table-cell>
          <table:table-cell office:value-type="string">
            <text:p>color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riverbank</text:p>
          </table:table-cell>
          <table:table-cell office:value-type="string">
            <text:p>sand</text:p>
          </table:table-cell>
          <table:table-cell table:number-columns-repeated="2" office:value-type="string">
            <text:p>money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crewdriver</text:p>
          </table:table-cell>
          <table:table-cell office:value-type="string">
            <text:p>hammer</text:p>
          </table:table-cell>
          <table:table-cell office:value-type="string">
            <text:p>car</text:p>
          </table:table-cell>
          <table:table-cell office:value-type="string">
            <text:p>hammer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easide</text:p>
          </table:table-cell>
          <table:table-cell office:value-type="string">
            <text:p>vacation</text:p>
          </table:table-cell>
          <table:table-cell office:value-type="string">
            <text:p>top</text:p>
          </table:table-cell>
          <table:table-cell office:value-type="string">
            <text:p>vacation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napshot</text:p>
          </table:table-cell>
          <table:table-cell office:value-type="string">
            <text:p>photo</text:p>
          </table:table-cell>
          <table:table-cell table:number-columns-repeated="2" office:value-type="string">
            <text:p>gun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oundtrack</text:p>
          </table:table-cell>
          <table:table-cell office:value-type="string">
            <text:p>music</text:p>
          </table:table-cell>
          <table:table-cell table:number-columns-repeated="2" office:value-type="string">
            <text:p>race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taircase</text:p>
          </table:table-cell>
          <table:table-cell office:value-type="string">
            <text:p>hallway</text:p>
          </table:table-cell>
          <table:table-cell table:number-columns-repeated="2" office:value-type="string">
            <text:p>box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timetable</text:p>
          </table:table-cell>
          <table:table-cell office:value-type="string">
            <text:p>train</text:p>
          </table:table-cell>
          <table:table-cell table:number-columns-repeated="2" office:value-type="string">
            <text:p>chair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viewpoint</text:p>
          </table:table-cell>
          <table:table-cell office:value-type="string">
            <text:p>idea</text:p>
          </table:table-cell>
          <table:table-cell table:number-columns-repeated="2" office:value-type="string">
            <text:p>line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waterproof</text:p>
          </table:table-cell>
          <table:table-cell office:value-type="string">
            <text:p>jacket</text:p>
          </table:table-cell>
          <table:table-cell office:value-type="string">
            <text:p>truth</text:p>
          </table:table-cell>
          <table:table-cell office:value-type="string">
            <text:p>jacket</text:p>
          </table:table-cell>
          <table:table-cell office:value-type="string">
            <text:p>left</text:p>
          </table:table-cell>
        </table:table-row>
      </table:table>
      <table:database-ranges>
        <table:database-range table:target-range-address="Arkusz1.A1:Arkusz1.E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15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5:29:30.07</dc:date>
    <meta:generator>OpenOffice/4.1.2$Win32 OpenOffice.org_project/412m3$Build-9782</meta:generator>
    <meta:editing-duration>PT28M56S</meta:editing-duration>
    <meta:editing-cycles>2</meta:editing-cycles>
    <meta:document-statistic meta:table-count="2" meta:cell-count="518" meta:object-count="0"/>
  </office:meta>
</office:document-meta>
</file>